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Title" style:master-page-name="Standard">
      <style:paragraph-properties fo:margin-top="0in" fo:margin-bottom="0.139in" loext:contextual-spacing="false" fo:line-height="100%" fo:text-align="justify" style:justify-single-word="false" style:page-number="1"/>
    </style:style>
    <style:style style:name="P3" style:family="paragraph" style:parent-style-name="Subtitle">
      <style:paragraph-properties fo:margin-top="0in" fo:margin-bottom="0.139in" loext:contextual-spacing="false" fo:line-height="100%" fo:text-align="justify" style:justify-single-word="false"/>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73x18jsqarrg"/>Dobrze, że z dech</text:p>
      <text:p text:style-name="P3"><text:bookmark text:name="_tjtglu1pyvt5"/>Sezon 9 i G5</text:p>
      <text:p text:style-name="P1">Coś się kończy i tym razem chodzi o nasze drogie taborety. Po sezonie 9 czeka nas tylko film w 2021 roku (i to CGI), a potem przyjdzie czas na nową generację. Tak jak G1 ustąpiło „My Little Pony Tales” (które też się do niego zalicza, G2 dotyczy tylko zabawek), a to zrobiło miejsce dla G3, G3.5, bobasów i wreszcie dla G4, tak ważnego dla nas wszystkich. Bo nawet jeśli czas minął, szał na kucyki osłabł, to gdyby nie ta bajka, to nie poznalibyśmy tylu ludzi. Nie napisalibyśmy wielu fików i nie narysowalibyśmy tylu artów.</text:p>
      <text:p text:style-name="P1">Teraz pewnie się zastanawiacie, dlaczego tytuł tego artykułu brzmi tak, a nie inaczej. Skoro nawet taka zołza jak ja przyznała, że G4 było ważną częścią jej życia. Chodzi o to, że nawet najpiękniejszy sen, jeśli trwa zbyt długo, to w końcu zmienia się w koszmar. No i G4 daleko do pięknego snu. W pewnym sensie ten serial umarł po trzecim sezonie.</text:p>
      <text:p text:style-name="P1">Jak to? Ano tak, że serial prawdopodobnie miał się zakończyć właśnie na alikornizacji Twilight. Odcinki nie były ze sobą zbytnio powiązane, ale łączyły je listy do Celestii. Potem Twilight koronowano i się zrobił problem – zgodnie z logiką świata przedstawionego powinna zająć się księżniczkowaniem. No i wypadałoby pokazać jakiś większy wpływ alikornizacji na serial. Jednak na przeszkodzie stała kwestia tego, że dziecko z grupy docelowej raczej nie ogląda tej bajki po kolei, więc się nie połapie, jeśli odcinek B będzie wynikał bezpośrednio z odcinka A, ale nie zostanie puszczony bezpośrednio po nim.</text:p>
      <text:p text:style-name="P1">Czwarty sezon to motyw Drzewa Harmonii i kluczy do skrzynki, na końcu wpada Tęczowa Moc (by nigdy więcej się już nie pojawić – nowe zabawki mocno) i Twilight dostaje własny zamek.</text:p>
      <text:p text:style-name="P1">Potem długo, długo nic, aż do ciekawego pod względem fabularnym sezonu ósmego – Szkoła Przyjaźni ciągle się przewija, Cozy Glow nie pojawia się znikąd, no i Drzewo coś robi. Ba, od jakiegoś czasu największą wadą serialu są klacze z głównej szóstki, które stały się nudne, często niepotrzebne i źle napisane, podczas gdy mamy do dyspozycji tyle interesujących bohaterów. Ale do tego jeszcze wrócimy.</text:p>
      <text:p text:style-name="P1">MLP: FiM cierpi na pewną brzydką przypadłość, jaką jest: a, wrzucajmy sporo nowych rzeczy i olejmy te stare. W pierwszym sezonie pojawia się Zecora, która jest zebrą. Jedyną zebrą w serialu. I chociaż jak na postać drugo-, a nawet trzecioplanową pojawia się dość często, to wciąż nie wiemy o niej nic nowego. Zecora służy pomocą kucykom, ponieważ jest mądra. Mówi wierszem i robi cuda w kociołku. Tu jest tyle niewykorzystanego potencjału, że to aż przykre.</text:p>
      <text:p text:style-name="P1">Przeszłość Ceśki, Luny i Cadance? Ojć, dalej bieda. Bizony? A co to? I nawet nie będę mówić o tych wszystkich kucykach, które pojawiły się w jakimś jednym odcinku, by już nigdy nie wrócić. Takim wielkim rozczarowaniem okazały się też Filary Equestrii, które w sezonie ósmym zostały niemalże zupełnie olane. Za to co się dzieje? A to film wprowadza kotki, papugi, sztormiaki, hipogryfy – jakby w ich rolach nie można było umieścić tego, co już w serialu pokazano. No powiedzmy sobie szczerze, tylko hipogryfy są ciekawą i dobrze zaprojektowaną rasą. Capper mógł być zebrą, piraci gryfami, a sztormiaki czymkolwiek.</text:p>
      <text:p text:style-name="P1">Wszyscy pokochali kiriny, ale ja nie. Oj, no design ładny, historia spoko, odcinek fajny. Ale pewnie już więcej ich nie będzie. Nie mówiąc o tym, czemu Kirinlestia aka Rain Shine jest taka wielka. Pewnie po to, by się odróżniała od reszty, więc przerobili gotowy model.</text:p>
      <text:p text:style-name="P1">Brak konsekwencji, problemy z kontynuacją fabuły, wciskanie nowych elementów na zasadzie „kupujcie nasze zabawki” i brak pomysłów na jakiś lepszy rozwój Mane 6 to coś, co od dawna zabija ten serial. To zabawne, że ja to mówię, bo uważam, że te nowsze odcinki są często świetne i biją na głowę przeciętniaki z 1 czy 2 sezonu, które były bardziej… spokojne? Infantylne? Nudne?</text:p>
      <text:p text:style-name="P1">Z jednej strony Spike dostaje skrzydła, Shy ma rezerwat, Dash jest Wonderboltem, a Rarity słynną projektantką mody, a z drugiej bliźniaki Cake nie urosły (a w tym czasie Cadance zdążyła się hajtnąć, zajść w ciążę i urodzić źrebaka, który już trochę ma), Mane 6 dalej popełniają identyczne błędy (tego się nawet jakoś szczególnie nie czepiam, ale ile można), a my wciąż nie dostaliśmy odpowiedzi na pytania, które nurtują ten fandom od 1 sezonu.</text:p>
      <text:p text:style-name="P1">Tymczasem ukazała się już wzorowana na Grze o Tron zapowiedź sezonu 9 i wygląda na to, że powróci Sombra, zrobi coś z Flurry Heart i będzie grubo. W sumie, to mi się to podoba. Wolę, kiedy robi się coś z materiałem, który już się ma, niż tworzy kolejnego nijakiego złego, który szuka zemsty/rozwałki/mama mu kazała. No i jeszcze Drzewo Harmonii ma zostać zniszczone, a Król Cieni oberwać tęczą, co pewnie skończy się jego ostatecznym zgonem lub, co gorsza, nawróceniem. No wyobraźcie sobie Sombrę, który mówi, że żałuje, nie wiedział o zniewoleniu Kryształowego Imperium i chce huga na pocieszenie. Borze zielony, jaki to byłby żal. No, ale on ma pewnie jeszcze jakieś szanse na śmierć, bo Krystynę to pewnie w końcu dorwą i zżuczkują. Zmieni się w Rainsalis i zacznie pisać głupie teksty na Discordzie MLPPolska…</text:p>
      <text:p text:style-name="P1">Chciałabym wierzyć, że sezon 9 zmieni te wszystkie wady, które psują G4, ale nie wierzę. Skoro nie ruszyli tego do tej pory, to spodziewałabym się raczej kolejnych odcinków o tym, że CMC wciskają komuś znaczki, Rarity szyje sukienki, a Pinkie jest wkurzająca. Na zebry i bizony bym nie liczyła – o te pierwsze obrażają się Murzyni, tzn. Afroamerykanie, a o drugie Indianie z Ameryki Północnej. Poza tym po co pisać odcinki, które wyjaśniają lore czy coś…</text:p>
      <text:p text:style-name="P1">Właśnie dlatego cieszę się, że ten rozdział zostanie zamknięty, bo może G5 okaże się inne? Bardziej spójne? Zaplanowane, a nie pisane na kolanie przez różnych ludzi, którzy często nie widzieli się nigdy na oczy? No dobra, szczerze wątpię. Za to pewnie będzie mniej naiwne niż pierwsze dwa sezony G4.</text:p>
      <text:p text:style-name="P1">Spodziewałabym się czegoś bardziej nastolatkowego, zwłaszcza po sukcesie, jaki odniosło Equestria Girls. Małe dziewczynki kochają serie o swoich niewiele starszych koleżankach i ich problemach. Nie zdziwiłabym się, gdyby Hasbro zrobiło Mane 6 High School Winx. Ewentualnie mogliby pójść w drugim kierunku, bardziej baśniowym i księżniczkowym, trochę na wzór nowej She-Ry (czy raczej pewnych elementów z tej kreskówki).</text:p>
      <text:p text:style-name="P1">Czego by nie mówić, to My Little Pony: Friendship is Magic zdążyło się nieco zestarzeć, a w szczególności jego początkowe założenia. To w końcu produkcja, której emisję rozpoczęto w październiku 2010 roku. Ponad osiem lat temu. Sporo. Chyba czas pozwolić jej umrzeć.</text:p>
      <text:p text:style-name="P1"/>
      <text:p text:style-name="P1">Obrazki:</text:p>
      <text:p text:style-name="P1"><text:a xlink:type="simple" xlink:href="https://www.deviantart.com/davidark-thegunter/art/MLP-G5-Redesigns-725177648" text:style-name="ListLabel_20_1" text:visited-style-name="ListLabel_20_1"><text:span text:style-name="T1">https://www.deviantart.com/davidark-thegunter/art/MLP-G5-Redesigns-725177648</text:span></text:a></text:p>
      <text:p text:style-name="P1"><text:a xlink:type="simple" xlink:href="https://www.deviantart.com/liaaqila/journal/MLP-G5-LEAKS-MANE-6-DESIGN-CONCEPT-724818335" text:style-name="ListLabel_20_1" text:visited-style-name="ListLabel_20_1"><text:span text:style-name="T1">https://www.deviantart.com/liaaqila/journal/MLP-G5-LEAKS-MANE-6-DESIGN-CONCEPT-724818335</text:span></text:a></text:p>
      <text:p text:style-name="P1"><text:a xlink:type="simple" xlink:href="https://www.deviantart.com/orin331/art/Future-Applejack-725291360" text:style-name="ListLabel_20_1" text:visited-style-name="ListLabel_20_1"><text:span text:style-name="T1">https://www.deviantart.com/orin331/art/Future-Applejack-725291360</text:span></text:a></text:p>
      <text:p text:style-name="P1"><text:a xlink:type="simple" xlink:href="https://www.deviantart.com/alex-yt/art/G5-Fluttershy-MLP-721541131" text:style-name="ListLabel_20_1" text:visited-style-name="ListLabel_20_1"><text:span text:style-name="T1">https://www.deviantart.com/alex-yt/art/G5-Fluttershy-MLP-721541131</text:span></text:a></text:p>
      <text:p text:style-name="P1"><text:a xlink:type="simple" xlink:href="https://www.deviantart.com/shad0w-galaxy/art/G5-Twilight-Sparkle-721766557" text:style-name="ListLabel_20_1" text:visited-style-name="ListLabel_20_1"><text:span text:style-name="T1">https://www.deviantart.com/shad0w-galaxy/art/G5-Twilight-Sparkle-721766557</text:span></text:a></text:p>
      <text:p text:style-name="P1"><text:a xlink:type="simple" xlink:href="https://www.deviantart.com/galacticflashd/art/MLP-Gen-5-724719961" text:style-name="ListLabel_20_1" text:visited-style-name="ListLabel_20_1"><text:span text:style-name="T1">https://www.deviantart.com/galacticflashd/art/MLP-Gen-5-724719961</text:span></text:a></text:p>
      <text:p text:style-name="P1"><text:soft-page-break/><text:a xlink:type="simple" xlink:href="https://www.deviantart.com/galacticflashd/art/MLP-Gen-5-724719196" text:style-name="ListLabel_20_1" text:visited-style-name="ListLabel_20_1"><text:span text:style-name="T1">https://www.deviantart.com/galacticflashd/art/MLP-Gen-5-724719196</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1064" meta:character-count="6996" meta:non-whitespace-character-count="5952"/>
    <meta:generator>LibreOfficeDev/6.0.5.2$Linux_X86_64 LibreOffice_project/</meta:generator>
  </office:meta>
</office:document-meta>
</file>